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 Display" svg:font-family="'Aller Display'" style:font-pitch="variable"/>
    <style:font-face style:name="Aller Light1" svg:font-family="'Aller Light'" style:font-pitch="variable"/>
    <style:font-face style:name="Aller Light" svg:font-family="'Aller Light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657b83" draw:marker-start-width="0.321cm" draw:marker-end-width="0.321cm" draw:fill="none" draw:textarea-horizontal-align="justify" draw:textarea-vertical-align="top" draw:auto-grow-height="false" fo:min-height="3.56cm" fo:min-width="2.886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81cm" svg:stroke-color="#657b83" draw:marker-start-width="0.321cm" draw:marker-end-width="0.321cm" draw:fill="none" draw:textarea-horizontal-align="justify" draw:textarea-vertical-align="top" draw:auto-grow-height="false" fo:min-height="2.146cm" fo:min-width="1.896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-color="#657b83" draw:textarea-horizontal-align="justify" draw:textarea-vertical-align="middle" draw:auto-grow-height="false" fo:min-height="0.388cm" fo:min-width="0.138cm"/>
    </style:style>
    <style:style style:name="gr4" style:family="graphic" style:parent-style-name="standard">
      <style:graphic-properties draw:stroke="dash" draw:stroke-dash="Ultrafine_20_Dashed" svg:stroke-width="0.081cm" svg:stroke-color="#657b83" draw:marker-start-width="0.322cm" draw:marker-end-width="0.322cm" draw:fill="none" draw:fill-color="#657b83" draw:textarea-horizontal-align="justify" draw:textarea-vertical-align="middle" draw:auto-grow-height="false" fo:min-height="0.932cm" fo:min-width="1.782cm" fo:padding-top="0.166cm" fo:padding-bottom="0.166cm" fo:padding-left="0.291cm" fo:padding-right="0.291cm"/>
    </style:style>
    <style:style style:name="gr5" style:family="graphic" style:parent-style-name="objectwithoutfill">
      <style:graphic-properties draw:stroke="dash" draw:stroke-dash="Ultrafine_20_Dashed" svg:stroke-width="0.081cm" svg:stroke-color="#657b8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657b83" draw:textarea-horizontal-align="justify" draw:textarea-vertical-align="middle" draw:auto-grow-height="false" fo:min-height="0.388cm" fo:min-width="0.137cm"/>
    </style:style>
    <style:style style:name="gr7" style:family="graphic" style:parent-style-name="standard">
      <style:graphic-properties draw:stroke="dash" draw:stroke-dash="Ultrafine_20_Dashed" svg:stroke-width="0.081cm" svg:stroke-color="#657b83" draw:marker-start-width="0.322cm" draw:marker-end-width="0.322cm" draw:fill="none" draw:fill-color="#657b83" draw:textarea-horizontal-align="justify" draw:textarea-vertical-align="middle" draw:auto-grow-height="false" fo:min-height="0.167cm" fo:min-width="1.866cm" fo:padding-top="0.166cm" fo:padding-bottom="0.166cm" fo:padding-left="0.291cm" fo:padding-right="0.291cm"/>
    </style:style>
    <style:style style:name="gr8" style:family="graphic" style:parent-style-name="standard">
      <style:graphic-properties draw:stroke="none" draw:fill="none" fo:min-height="0.747cm"/>
    </style:style>
    <style:style style:name="gr9" style:family="graphic" style:parent-style-name="standard" style:list-style-name="L2">
      <style:graphic-properties draw:stroke="none" draw:fill="none" fo:min-height="0.494cm"/>
    </style:style>
    <style:style style:name="gr10" style:family="graphic" style:parent-style-name="standard">
      <style:graphic-properties svg:stroke-width="0.081cm" svg:stroke-color="#657b83" draw:marker-start-width="0.321cm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-color="#4a8e00" draw:textarea-horizontal-align="justify" draw:textarea-vertical-align="middle" draw:auto-grow-height="false" fo:min-height="0.388cm" fo:min-width="0.137cm"/>
    </style:style>
    <style:style style:name="gr12" style:family="graphic" style:parent-style-name="standard">
      <style:graphic-properties draw:stroke="dash" draw:stroke-dash="Fine_20_Dashed" svg:stroke-width="0.081cm" svg:stroke-color="#4a8e00" draw:marker-start-width="0.321cm" draw:marker-end-width="0.321cm" draw:fill="none" draw:textarea-horizontal-align="justify" draw:textarea-vertical-align="middle" draw:auto-grow-height="false" fo:min-height="0.392cm" fo:min-width="1.94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4a8e00" draw:marker-start-width="0.321cm" draw:marker-end="Square_20_45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-color="#4a8e00" draw:textarea-horizontal-align="justify" draw:textarea-vertical-align="middle" draw:auto-grow-height="false" fo:min-height="0.388cm" fo:min-width="0.138cm"/>
    </style:style>
    <style:style style:name="gr15" style:family="graphic" style:parent-style-name="standard" style:list-style-name="L2">
      <style:graphic-properties draw:stroke="none" draw:fill="none" fo:min-height="1.169cm"/>
    </style:style>
    <style:style style:name="gr16" style:family="graphic" style:parent-style-name="objectwithoutfill">
      <style:graphic-properties svg:stroke-width="0.081cm" svg:stroke-color="#4a8e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textarea-horizontal-align="justify" draw:textarea-vertical-align="top" draw:auto-grow-height="false" fo:min-height="1.792cm" fo:min-width="2.60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0.746cm"/>
    </style:style>
    <style:style style:name="P1" style:family="paragraph">
      <loext:graphic-properties draw:fill="none"/>
      <style:paragraph-properties fo:text-align="center"/>
      <style:text-properties fo:color="#657b83" style:font-name="Aller Display"/>
    </style:style>
    <style:style style:name="P2" style:family="paragraph">
      <style:paragraph-properties fo:text-align="start"/>
      <style:text-properties fo:color="#657b83"/>
    </style:style>
    <style:style style:name="P3" style:family="paragraph">
      <loext:graphic-properties draw:fill="none"/>
      <style:paragraph-properties fo:text-align="start"/>
      <style:text-properties fo:color="#657b83" style:font-name="Aller Display"/>
    </style:style>
    <style:style style:name="P4" style:family="paragraph">
      <style:paragraph-properties fo:text-align="center"/>
      <style:text-properties style:font-name="Aller"/>
    </style:style>
    <style:style style:name="P5" style:family="paragraph">
      <loext:graphic-properties draw:fill-color="#657b83"/>
      <style:paragraph-properties fo:text-align="center"/>
      <style:text-properties fo:color="#ffffff" style:font-name="Aller"/>
    </style:style>
    <style:style style:name="P6" style:family="paragraph">
      <loext:graphic-properties draw:fill="none" draw:fill-color="#657b83"/>
      <style:paragraph-properties fo:text-align="start"/>
      <style:text-properties fo:color="#657b83" style:font-name="Aller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color="#657b83" style:font-name="Aller Display"/>
    </style:style>
    <style:style style:name="P9" style:family="paragraph">
      <loext:graphic-properties draw:fill="none" draw:fill-color="#657b83"/>
      <style:paragraph-properties fo:text-align="start"/>
      <style:text-properties fo:color="#657b83" style:font-name="Aller Display"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color="#657b83"/>
    </style:style>
    <style:style style:name="P12" style:family="paragraph">
      <loext:graphic-properties draw:fill-color="#4a8e00"/>
      <style:paragraph-properties fo:text-align="center"/>
      <style:text-properties fo:color="#ffffff" style:font-name="Aller"/>
    </style:style>
    <style:style style:name="P13" style:family="paragraph">
      <loext:graphic-properties draw:fill="none"/>
      <style:paragraph-properties fo:text-align="center"/>
      <style:text-properties fo:color="#4a8e00" style:font-name="Aller Display"/>
    </style:style>
    <style:style style:name="P14" style:family="paragraph">
      <style:paragraph-properties fo:text-align="start"/>
      <style:text-properties fo:color="#4a8e00" style:font-name="Aller Display"/>
    </style:style>
    <style:style style:name="P15" style:family="paragraph">
      <loext:graphic-properties draw:fill="none"/>
      <style:paragraph-properties fo:text-align="start"/>
      <style:text-properties fo:color="#4a8e00" style:font-name="Aller Display"/>
    </style:style>
    <style:style style:name="P16" style:family="paragraph">
      <style:paragraph-properties fo:text-align="center"/>
      <style:text-properties fo:color="#dc322f"/>
    </style:style>
    <style:style style:name="P17" style:family="paragraph">
      <loext:graphic-properties draw:fill="none"/>
      <style:paragraph-properties fo:text-align="center"/>
      <style:text-properties fo:color="#dc322f"/>
    </style:style>
    <style:style style:name="T1" style:family="text">
      <style:text-properties fo:color="#657b83" style:font-name="Aller Display"/>
    </style:style>
    <style:style style:name="T2" style:family="text">
      <style:text-properties fo:color="#ffffff" style:font-name="Aller"/>
    </style:style>
    <style:style style:name="T3" style:family="text">
      <style:text-properties fo:color="#657b83" style:font-name="Aller" fo:font-size="14pt" style:font-size-asian="14pt" style:font-size-complex="14pt"/>
    </style:style>
    <style:style style:name="T4" style:family="text">
      <style:text-properties fo:color="#657b83" style:font-name="Aller Light1" fo:font-size="14pt" style:font-size-asian="14pt" style:font-size-complex="14pt"/>
    </style:style>
    <style:style style:name="T5" style:family="text">
      <style:text-properties fo:color="#657b83" style:font-name="Aller Display" fo:font-size="14pt" style:font-size-asian="14pt" style:font-size-complex="14pt"/>
    </style:style>
    <style:style style:name="T6" style:family="text">
      <style:text-properties fo:color="#4a8e00" style:font-name="Aller Display"/>
    </style:style>
    <style:style style:name="T7" style:family="text">
      <style:text-properties fo:color="#4a8e00" style:font-name="Aller Display" fo:font-size="14pt" style:font-size-asian="14pt" style:font-size-complex="14pt"/>
    </style:style>
    <style:style style:name="T8" style:family="text">
      <style:text-properties fo:color="#dc322f" style:font-name="Aller Displa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657b83" fo:font-size="10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57b83" fo:font-size="10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57b83" fo:font-size="10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57b83" fo:font-size="10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57b83" fo:font-size="10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57b83" fo:font-size="10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57b83" fo:font-size="10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57b83" fo:font-size="10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57b83" fo:font-size="10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57b83" fo:font-size="100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4a8e00" fo:font-size="10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4a8e00" fo:font-size="10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4a8e00" fo:font-size="10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4a8e00" fo:font-size="10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4a8e00" fo:font-size="10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4a8e00" fo:font-size="10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4a8e00" fo:font-size="10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4a8e00" fo:font-size="10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4a8e00" fo:font-size="10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4a8e00" fo:font-size="100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4.9cm" svg:height="5.5cm" svg:x="1.1cm" svg:y="1.1cm">
              <text:p text:style-name="P10"><text:span text:style-name="T1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3.5cm" svg:height="3.5cm" svg:x="1.8cm" svg:y="2cm">
              <text:p text:style-name="P2"><text:span text:style-name="T1">Object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0.9cm" svg:height="0.9cm" svg:x="5.6cm" svg:y="3.4cm">
              <text:p text:style-name="P4"><text:span text:style-name="T2">≺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4" draw:text-style-name="P6" draw:layer="layout" svg:width="2.5cm" svg:height="1.4cm" svg:x="2.3cm" svg:y="3.6cm">
                <text:p text:style-name="P2"><text:span text:style-name="T3">Constants</text:span></text:p>
                <text:p text:style-name="P2"><text:span text:style-name="T4">Variable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5" draw:text-style-name="P7" draw:layer="layout" svg:x1="2.3cm" svg:y1="4.3cm" svg:x2="4.8cm" svg:y2="4.3cm">
                <text:p/>
              </draw:line>
            </draw:g>
            <draw:custom-shape draw:style-name="gr6" draw:text-style-name="P5" draw:layer="layout" svg:width="0.899cm" svg:height="0.9cm" svg:x="4.601cm" svg:y="2.2cm">
              <text:p text:style-name="P4"><text:span text:style-name="T2">⊲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9" draw:layer="layout" svg:width="2.5cm" svg:height="0.551cm" svg:x="2.3cm" svg:y="5.5cm">
              <text:p text:style-name="P8"><text:span text:style-name="T5">Functions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7" draw:layer="layout" svg:width="2.132cm" svg:height="0.997cm" svg:x="2.568cm" svg:y="1.103cm">
              <draw:text-box>
                <text:p text:style-name="P10"><text:span text:style-name="T1">Types</text:span></text:p>
              </draw:text-box>
            </draw:frame>
            <draw:frame draw:style-name="gr9" draw:text-style-name="P11" draw:layer="layout" svg:width="3.662cm" svg:height="0.844cm" svg:x="6.838cm" svg:y="2.556cm">
              <draw:text-box>
                <text:list text:style-name="L2">
                  <text:list-item>
                    <text:p text:style-name="P2"><text:span text:style-name="T4">Parameters</text:span></text:p>
                  </text:list-item>
                </text:list>
              </draw:text-box>
            </draw:frame>
            <draw:connector draw:style-name="gr10" draw:text-style-name="P10" draw:layer="layout" draw:line-skew="-0.376cm" svg:x1="4.574cm" svg:y1="4.592cm" svg:x2="7.178cm" svg:y2="2.962cm" svg:d="M4574 4592h926v-1630h1678" svg:viewBox="0 0 2605 1631">
              <text:p/>
            </draw:connector>
          </draw:g>
          <draw:g>
            <draw:custom-shape draw:style-name="gr11" draw:text-style-name="P12" xml:id="id1" draw:id="id1" draw:layer="layout" svg:width="0.899cm" svg:height="0.9cm" svg:x="4.501cm" svg:y="4.8cm">
              <text:p text:style-name="P4"><text:span text:style-name="T2">≐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2" draw:id="id2" draw:layer="layout" svg:width="2.6cm" svg:height="0.8cm" svg:x="6.3cm" svg:y="4.85cm">
              <text:p text:style-name="P10"><text:span text:style-name="T6">Flue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3" draw:text-style-name="P7" draw:layer="layout" draw:type="line" svg:x1="5.4cm" svg:y1="5.25cm" svg:x2="6.3cm" svg:y2="5.25cm" draw:start-shape="id1" draw:start-glue-point="10" draw:end-shape="id2" draw:end-glue-point="3" svg:d="M5400 5250h900" svg:viewBox="0 0 901 1">
              <text:p/>
            </draw:connector>
            <draw:custom-shape draw:style-name="gr14" draw:text-style-name="P12" draw:layer="layout" svg:width="0.9cm" svg:height="0.9cm" svg:x="8.8cm" svg:y="4.8cm">
              <text:p text:style-name="P4"><text:span text:style-name="T2">⊨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2" draw:layer="layout" svg:width="0.9cm" svg:height="0.9cm" svg:x="3.8cm" svg:y="4.8cm">
              <text:p text:style-name="P4"><text:span text:style-name="T2">←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5" draw:layer="layout" svg:width="4.4cm" svg:height="1.419cm" svg:x="6.8cm" svg:y="3.056cm">
              <draw:text-box>
                <text:list text:style-name="L3">
                  <text:list-item>
                    <text:p text:style-name="P14"><text:span text:style-name="T7">Preconditions</text:span></text:p>
                  </text:list-item>
                  <text:list-item>
                    <text:p text:style-name="P14"><text:span text:style-name="T7">Effects</text:span></text:p>
                  </text:list-item>
                </text:list>
              </draw:text-box>
            </draw:frame>
            <draw:line draw:style-name="gr16" draw:text-style-name="P7" draw:layer="layout" svg:x1="7.179cm" svg:y1="3.547cm" svg:x2="7.179cm" svg:y2="4.847cm">
              <text:p/>
            </draw:line>
          </draw:g>
          <draw:g>
            <draw:custom-shape draw:style-name="gr17" draw:text-style-name="P1" draw:layer="layout" svg:width="4.5cm" svg:height="3cm" svg:x="6.5cm" svg:y="1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17" draw:layer="layout" svg:width="3.919cm" svg:height="0.996cm" svg:x="6.877cm" svg:y="1.898cm">
              <draw:text-box>
                <text:p text:style-name="P16"><text:span text:style-name="T8">Operator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 Display" svg:font-family="'Aller Display'" style:font-pitch="variable"/>
    <style:font-face style:name="Aller Light1" svg:font-family="'Aller Light'" style:font-pitch="variable"/>
    <style:font-face style:name="Aller Light" svg:font-family="'Aller Light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0:26:33.077062405</meta:creation-date>
    <meta:editing-duration>PT37M22S</meta:editing-duration>
    <meta:editing-cycles>9</meta:editing-cycles>
    <meta:generator>LibreOffice/5.0.4.2$Linux_X86_64 LibreOffice_project/00m0$Build-2</meta:generator>
    <meta:initial-creator>Antoine GRÉA</meta:initial-creator>
    <dc:date>2016-02-04T14:06:16.488772964</dc:date>
    <dc:creator>Antoine GRÉA</dc:creator>
    <meta:document-statistic meta:object-count="24"/>
  </office:meta>
</office:document-meta>
</file>